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Courier"/>
    <style:font-face style:name="Linux Libertine" svg:font-family="'Linux Libertine', Georgia, Times, serif" style:font-family-generic="roman"/>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paragraph-rsid="0019d7fa"/>
    </style:style>
    <style:style style:name="P2" style:family="paragraph" style:parent-style-name="Heading_20_2">
      <style:text-properties officeooo:paragraph-rsid="0019d7fa"/>
    </style:style>
    <style:style style:name="P3" style:family="paragraph" style:parent-style-name="Heading_20_2">
      <style:paragraph-properties fo:break-before="page"/>
      <style:text-properties officeooo:paragraph-rsid="0019d7fa"/>
    </style:style>
    <style:style style:name="P4" style:family="paragraph" style:parent-style-name="Heading_20_1">
      <style:text-properties officeooo:paragraph-rsid="001a0457"/>
    </style:style>
    <style:style style:name="P5" style:family="paragraph" style:parent-style-name="Text_20_body">
      <style:text-properties fo:language="es" fo:country="ES" officeooo:paragraph-rsid="0019d7fa"/>
    </style:style>
    <style:style style:name="T1" style:family="text">
      <style:text-properties officeooo:rsid="00086981"/>
    </style:style>
    <style:style style:name="T2" style:family="text">
      <style:text-properties officeooo:rsid="000a8e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bookmark text:name="Ejercicio_1"/>Ejercicio 1</text:h>
      <text:p text:style-name="P1">Realice un análisis detallado de los casos del teorema maestro y justifique la conclusión de estos en relación a la condición que satisface.</text:p>
      <text:h text:style-name="P2" text:outline-level="2"><text:bookmark text:name="Ejercicio_2"/>Ejercicio 2</text:h>
      <text:p text:style-name="P5">Explique la forma general de un algoritmo de Divide &amp; Conquer. ¿Cualquier algoritmo recursivo es un algoritmo de Divide &amp; Conquer? ¿Qué condiciones se espera que se satisfagan para que se justifique la aplicación de la técnica algorítmica? Ejemplifique un caso.</text:p>
      <text:h text:style-name="P2" text:outline-level="2"><text:bookmark text:name="Ejercicio_3"/>Ejercicio 3</text:h>
      <text:p text:style-name="P1">Decimos que un algoritmo de ordenamiento es estable si a lo largo de la ejecución los elementos que ya se encuentran en la posición que les corresponde nunca son intercambiados. Detalle cuáles de los algoritmos de ordenamiento que conoce son estables y justifique.</text:p>
      <text:h text:style-name="P2" text:outline-level="2"><text:bookmark text:name="Ejercicio_4"/>Ejercicio 4</text:h>
      <text:p text:style-name="P1">Dada la necesidad de diseñar el TAD Conjunto que es utilizado en un contexto como herramientas de para recorrer sus elementos. Proponga una interfaz apropiada. ¿Coincide con la propuesta en el TAD? Justifique.</text:p>
      <text:h text:style-name="P2" text:outline-level="2"><text:bookmark text:name="Ejercicio_5"/>Ejercicio 5</text:h>
      <text:p text:style-name="P1">Explique detalladamente el concepto de observador básico y cómo interviene en la definición de las otras operaciones a fin de preservar las características fundamentales del lengua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Courier"/>
    <style:font-face style:name="Linux Libertine" svg:font-family="'Linux Libertine', Georgia, Times, serif" style:font-family-generic="roman"/>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fo:font-family="'Linux Libertine', Georgia, Times, serif" style:font-family-generic="roman" fo:font-size="24pt" fo:font-weight="bold" style:font-name-asian="Droid Sans Fallback" style:font-family-asian="'Droid Sans Fallback'"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nux Libertine" fo:font-family="'Linux Libertine', Georgia, Times, serif" style:font-family-generic="roman"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paragraph-rsid="001a0457"/>
    </style:style>
    <style:style style:name="MT1" style:family="text">
      <style:text-properties officeooo:rsid="0008698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h text:style-name="MP1" text:outline-level="1"><text:span text:style-name="MT1">Final 20/09/2017<text:tab/><text:tab/><text:tab/><text:tab/>Pág </text:span><text:span text:style-name="MT1"><text:page-number text:select-page="current">1</text:page-number></text:span><text:span text:style-name="MT1">/</text:span><text:span text:style-name="MT1"><text:page-count>1</text:page-count></text:span></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8:53:47.619209739</meta:creation-date>
    <meta:generator>LibreOffice/5.4.3.2$Linux_X86_64 LibreOffice_project/40m0$Build-2</meta:generator>
    <dc:date>2017-12-12T19:01:00.449094409</dc:date>
    <meta:editing-duration>PT1M20S</meta:editing-duration>
    <meta:editing-cycles>3</meta:editing-cycles>
    <meta:document-statistic meta:table-count="0" meta:image-count="0" meta:object-count="0" meta:page-count="1" meta:paragraph-count="11" meta:word-count="180" meta:character-count="1139" meta:non-whitespace-character-count="967"/>
  </office:meta>
</office:document-meta>
</file>